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Heading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de Acompanhamento da Disciplina<text:line-break/>Trabalho de Formatura – MAP2040 – Relatório N˚ 2</text:p>
      <text:p text:style-name="P1"/>
      <text:p text:style-name="P1"/>
      <text:p text:style-name="Standard"><text:s/>1. NOME DO ESTUDANTE: Carlos Duarte do Nascimento </text:p>
      <text:p text:style-name="Standard"><text:s text:c="6"/></text:p>
      <text:p text:style-name="Standard"><text:s/>2. NÚMERO USP: 3099351</text:p>
      <text:p text:style-name="Standard"/>
      <text:p text:style-name="Standard"><text:s/>3. CURSO: 45070 - Matemática Aplicada e Computacional <text:s text:c="9"/>TURMA: <text:s/>2008154 <text:s/></text:p>
      <text:p text:style-name="Standard"><text:s/></text:p>
      <text:p text:style-name="Standard"><text:s/>4. HABILITACAO: 404 – Habilitação em Estatística Econômica</text:p>
      <text:p text:style-name="Standard"><text:s/></text:p>
      <text:p text:style-name="Standard"><text:s/>5. NOME DO ORIENTADOR: Professor Doutor Cicely Moitinho Amaral</text:p>
      <text:p text:style-name="Standard"/>
      <text:p text:style-name="Standard"><text:s/>6. UNIDADE DO ORIENTADOR: FEA-USP</text:p>
      <text:p text:style-name="Standard"><text:s/></text:p>
      <text:p text:style-name="Standard"><text:s/>7. TÍTULO DO PROJETO: Uma Plataforma de Software para o Estudo Interativo de Métodos e Algoritmos Econométricos. </text:p>
      <text:p text:style-name="Standard"><text:s/></text:p>
      <text:p text:style-name="Standard"><text:s/>8. RESUMO DAS ATIVIDADES DOS MESES DE Junho a Julho:</text:p>
      <text:p text:style-name="Standard"/>
      <text:p text:style-name="P2">Neste período definimos o modelo econométrico a ser trabalhado como aplicação da plataforma (séries de tempo) e trabalhamos alguns métodos numéricos (estudando literatura e implementando) que serão usados na aplicação em questão.</text:p>
      <text:p text:style-name="Standard"/>
      <text:p text:style-name="Standard"/>
      <text:p text:style-name="Standard"/>
      <text:p text:style-name="Standard"/>
      <text:p text:style-name="Standard"><text:s text:c="34"/></text:p>
      <text:p text:style-name="Standard"/>
      <text:p text:style-name="Standard"/>
      <text:p text:style-name="Standard"/>
      <text:p text:style-name="P1">________________________________ <text:s text:c="7"/>_____________________________</text:p>
      <text:p text:style-name="P1"><text:s text:c="5"/>Estudante <text:tab/><text:tab/> <text:s text:c="38"/>Orientador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s Nascimento</meta:initial-creator>
    <meta:creation-date>2008-08-19T14:18:57</meta:creation-date>
    <dc:creator>Carlos Nascimento</dc:creator>
    <dc:date>2008-08-19T14:47:18</dc:date>
    <meta:printed-by>Carlos Nascimento</meta:printed-by>
    <meta:print-date>2008-08-19T14:46:11</meta:print-date>
    <meta:editing-cycles>2</meta:editing-cycles>
    <meta:editing-duration>PT7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16" meta:character-count="977"/>
  </office:meta>
</office:document-meta>
</file>